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5"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5"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6"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7"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18"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19"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3"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24"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25"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26"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27"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28" style:parent-style-name="Normal" style:list-style-name="LFO1" style:family="paragraph">
      <style:paragraph-properties fo:border="0.0034in solid #E3E3E3" fo:padding-top="0in" fo:padding-left="0.0694in" fo:padding-bottom="0in" fo:padding-right="0in" style:shadow="none" fo:margin-bottom="0in" fo:line-height="100%" fo:background-color="#171717"/>
    </style:style>
    <style:style style:name="T29" style:parent-style-name="DefaultParagraphFont" style:family="text">
      <style:text-properties style:font-name="Segoe UI" style:font-name-asian="Times New Roman" style:font-name-complex="Segoe UI" fo:font-weight="bold" style:font-weight-asian="bold" style:font-weight-complex="bold" fo:color="#FFFFFF" style:letter-kerning="false" fo:font-size="13.5pt" style:font-size-asian="13.5pt" style:font-size-complex="13.5pt" style:language-asian="en" style:country-asian="IN"/>
    </style:style>
    <style:style style:name="T30"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31"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2"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T33" style:parent-style-name="DefaultParagraphFont" style:family="text">
      <style:text-properties style:font-name="Ubuntu Mono" style:font-name-asian="Times New Roman" style:font-name-complex="Courier New" fo:font-weight="bold" style:font-weight-asian="bold" style:font-weight-complex="bold" fo:color="#FFFFFF" style:letter-kerning="false" fo:font-size="10pt" style:font-size-asian="10pt" style:font-size-complex="10pt" style:language-asian="en" style:country-asian="IN"/>
    </style:style>
    <style:style style:name="T34" style:parent-style-name="DefaultParagraphFont" style:family="text">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5" style:parent-style-name="Normal" style:family="paragraph">
      <style:paragraph-properties fo:border="0.0034in solid #E3E3E3" fo:padding="0in" style:shadow="none" fo:margin-top="0.2083in" fo:margin-bottom="0.0694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36"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5. <text:s text:c="2"/>List any 3 ways which help us in improving the accessibility of HTML.</text:p>
      <text:p text:style-name="Normal"/>
      <text:p text:style-name="P2">Ans:- <text:s text:c="3"/><text:span text:style-name="T3"><text:line-break/>Improving the accessibility of HTML involves incorporating practices and techniques that ensure web content is perceivable, operable, understandable, and robust for all users, including those with disabilities. Here are three ways to enhance the accessibility of HTML:</text:span></text:p>
      <text:list text:style-name="LFO1" text:continue-numbering="true">
        <text:list-item>
          <text:p text:style-name="P4"><text:span text:style-name="T5">Semantic HTML Markup</text:span><text:span text:style-name="T6">: Semantic HTML elements provide meaning and structure to web content, making it easier for assistive technologies and users to understand and navigate the page. By using semantic elements such as<text:s/></text:span><text:span text:style-name="T7">&lt;header&gt;</text:span><text:span text:style-name="T8">,<text:s/></text:span><text:span text:style-name="T9">&lt;nav&gt;</text:span><text:span text:style-name="T10">,<text:s/></text:span><text:span text:style-name="T11">&lt;main&gt;</text:span><text:span text:style-name="T12">,<text:s/></text:span><text:span text:style-name="T13">&lt;article&gt;</text:span><text:span text:style-name="T14">,<text:s/></text:span><text:span text:style-name="T15">&lt;section&gt;</text:span><text:span text:style-name="T16">,<text:s/></text:span><text:span text:style-name="T17">&lt;aside&gt;</text:span><text:span text:style-name="T18">,<text:s/></text:span><text:span text:style-name="T19">&lt;footer&gt;</text:span><text:span text:style-name="T20">, and<text:s/></text:span><text:span text:style-name="T21">&lt;figure&gt;</text:span><text:span text:style-name="T22">, developers can create a clear and well-organized document outline that enhances accessibility.</text:span></text:p>
        </text:list-item>
        <text:list-item>
          <text:p text:style-name="P23"><text:span text:style-name="T24">Alternative Text for Images</text:span><text:span text:style-name="T25">: Adding descriptive alternative text (alt text) to images using the<text:s/></text:span><text:span text:style-name="T26">alt</text:span><text:span text:style-name="T27"><text:s/>attribute ensures that users who are visually impaired or unable to view images can understand their purpose and context. Alt text should be concise, descriptive, and convey the meaning or function of the image. This allows screen readers and other assistive technologies to provide accurate descriptions to users.</text:span></text:p>
        </text:list-item>
        <text:list-item>
          <text:p text:style-name="P28"><text:span text:style-name="T29">Form Accessibility</text:span><text:span text:style-name="T30">: Ensuring that forms are accessible is crucial for users with disabilities, especially those using assistive technologies or keyboard navigation. Developers can improve form accessibility by providing labels for form controls using the<text:s/></text:span><text:span text:style-name="T31">&lt;label&gt;</text:span><text:span text:style-name="T32"><text:s/>element, associating labels with form controls using the<text:s/></text:span><text:span text:style-name="T33">for</text:span><text:span text:style-name="T34"><text:s/>attribute, using appropriate input types (such as email, telephone, and date), providing clear instructions and error messages, and ensuring proper focus management and keyboard navigation within forms.</text:span></text:p>
        </text:list-item>
      </text:list>
      <text:p text:style-name="P35">By implementing these practices and techniques, developers can significantly improve the accessibility of HTML content, making it more inclusive and usable for all users, regardless of their abilities or disabilities.</text:p>
      <text:p text:style-name="P36">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7:13:00Z</meta:creation-date>
    <dc:date>2024-02-09T17:13:00Z</dc:date>
    <meta:template xlink:href="Normal" xlink:type="simple"/>
    <meta:editing-cycles>2</meta:editing-cycles>
    <meta:editing-duration>PT120S</meta:editing-duration>
    <meta:document-statistic meta:page-count="1" meta:paragraph-count="3" meta:word-count="286" meta:character-count="1917" meta:row-count="13" meta:non-whitespace-character-count="1634"/>
  </office:meta>
</office:document-meta>
</file>